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lain_20_Text">
      <style:text-properties officeooo:rsid="0009e7ae" officeooo:paragraph-rsid="0009e7ae"/>
    </style:style>
    <style:style style:name="P2" style:family="paragraph" style:parent-style-name="Plain_20_Text">
      <style:paragraph-properties fo:text-align="end" style:justify-single-word="false"/>
      <style:text-properties officeooo:rsid="0009e7ae" officeooo:paragraph-rsid="0009e7ae"/>
    </style:style>
    <style:style style:name="P3" style:family="paragraph" style:parent-style-name="Plain_20_Text">
      <style:paragraph-properties fo:text-align="end" style:justify-single-word="false"/>
      <style:text-properties officeooo:rsid="000b6c43" officeooo:paragraph-rsid="000b6c43"/>
    </style:style>
    <style:style style:name="P4" style:family="paragraph" style:parent-style-name="Plain_20_Text">
      <style:paragraph-properties fo:text-align="end" style:justify-single-word="false"/>
      <style:text-properties style:font-name="Courier New" officeooo:rsid="0009e7ae" officeooo:paragraph-rsid="0009e7ae" style:font-name-complex="Courier New1"/>
    </style:style>
    <style:style style:name="P5" style:family="paragraph" style:parent-style-name="Plain_20_Text" style:master-page-name="Standard">
      <style:paragraph-properties fo:text-align="justify" style:justify-single-word="false" style:page-number="auto"/>
      <style:text-properties style:font-name="Courier New" style:font-name-complex="Courier New1"/>
    </style:style>
    <style:style style:name="P6" style:family="paragraph" style:parent-style-name="Plain_20_Text">
      <style:paragraph-properties fo:text-align="justify" style:justify-single-word="false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b6c43" style:font-name-complex="Courier New1"/>
    </style:style>
    <style:style style:name="T3" style:family="text">
      <style:text-properties style:font-name="Courier New" officeooo:rsid="000ea7a9" style:font-name-complex="Courier New1"/>
    </style:style>
    <style:style style:name="T4" style:family="text">
      <style:text-properties style:font-name="Courier New" officeooo:rsid="000fc603" style:font-name-complex="Courier New1"/>
    </style:style>
    <style:style style:name="T5" style:family="text">
      <style:text-properties style:font-name="Courier New" officeooo:rsid="0010ca2c" style:font-name-complex="Courier New1"/>
    </style:style>
    <style:style style:name="T6" style:family="text">
      <style:text-properties officeooo:rsid="000d5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- <text:span text:style-name="T6">Tendréis que crear 3 párrafos div, dentro de cada uno habrá una imagen. <text:s/>Al hacer click en la imagen el párrafo deberá desaparecer en 3 segundos.</text:span></text:p>
      <text:p text:style-name="P4">3 puntos.</text:p>
      <text:p text:style-name="Plain_20_Text"/>
      <text:p text:style-name="P6"><text:span text:style-name="T1">2.- </text:span><text:span text:style-name="T3">Un párrafo div de fondo azul y de 150x150 pixels, se desplazará hacia la derecha, siguiendo el sistema siguiente: <text:s/>Puedes pulsar cualquier tecla del teclado y dependiendo del tiempo que mantengas el dedo pulsando esa tecla, cuando la sueltes, el párrafo div se desplazará más o menos.</text:span></text:p>
      <text:p text:style-name="P2">3 puntos.</text:p>
      <text:p text:style-name="Plain_20_Text"/>
      <text:p text:style-name="P1"><text:span text:style-name="T1">3.- </text:span><text:span text:style-name="T4">El ejercicio consiste en ir introduciendo objetos en la página (append), concretamente añadiréis un objeto del tipo “img” cada 2 segundos. <text:s/>Cuando hayáis añadido 3 imágenes, el proceso se invertirá </text:span><text:span text:style-name="T5">y las imágenes tendrán que ir desapareciendo (remove). <text:s/>Este proceso se repetirá hasta el infinito y más allá.</text:span></text:p>
      <text:p text:style-name="P3"><text:span text:style-name="T2">4 </text:span><text:span text:style-name="T1">pun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7:03:00</meta:creation-date>
    <meta:initial-creator>Agustin Sole Marco</meta:initial-creator>
    <dc:language>es-ES</dc:language>
    <dc:date>2018-03-09T08:54:36.955592558</dc:date>
    <meta:editing-cycles>10</meta:editing-cycles>
    <meta:editing-duration>PT31M30S</meta:editing-duration>
    <meta:generator>LibreOffice/4.4.6.3$Linux_x86 LibreOffice_project/40m0$Build-3</meta:generator>
    <meta:document-statistic meta:table-count="0" meta:image-count="0" meta:object-count="0" meta:page-count="1" meta:paragraph-count="6" meta:word-count="130" meta:character-count="776" meta:non-whitespace-character-count="648"/>
    <meta:template xlink:type="simple" xlink:actuate="onRequest" xlink:title="Normal" xlink:href=""/>
  </office:meta>
</office:document-meta>
</file>